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level-style-number text:level="5" text:style-name="Numbering_20_Symbols" style:num-format="1" text:start-value="1" style:num-suffix=".">
        <style:list-level-properties text:list-level-position-and-space-mode="label-alignment" fo:text-align="right">
          <style:list-level-label-alignment text:label-followed-by="listtab" text:list-tab-stop-position="1.5in" fo:text-indent="-0.25in" fo:margin-left="1.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level-style-number text:level="13" text:style-name="Numbering_20_Symbols" style:num-format="1" text:start-value="1" style:num-suffix=".">
        <style:list-level-properties text:list-level-position-and-space-mode="label-alignment" fo:text-align="right">
          <style:list-level-label-alignment text:label-followed-by="listtab" text:list-tab-stop-position="3.5in" fo:text-indent="-0.25in" fo:margin-left="3.5in"/>
        </style:list-level-properties>
      </text:list-level-style-number>
      <text:list-level-style-number text:level="14" text:style-name="Numbering_20_Symbols" style:num-format="1" text:start-value="1" style:num-suffix=".">
        <style:list-level-properties text:list-level-position-and-space-mode="label-alignment" fo:text-align="right">
          <style:list-level-label-alignment text:label-followed-by="listtab" text:list-tab-stop-position="3.75in" fo:text-indent="-0.25in" fo:margin-left="3.75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style:text-line-through-style="solid"/>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Text_20_body" style:list-style-name="L4">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Text_20_body" style:list-style-name="L5">
    </style:style>
    <style:style style:name="P52" style:family="paragraph" style:parent-style-name="Text_20_body" style:list-style-name="L6">
      <style:paragraph-properties fo:margin-top="0in" fo:margin-bottom="0in"/>
    </style:style>
    <style:style style:name="P53" style:family="paragraph" style:parent-style-name="Text_20_body" style:list-style-name="L7">
    </style:style>
    <style:style style:name="P54" style:family="paragraph" style:parent-style-name="Text_20_body" style:list-style-name="L8">
      <style:paragraph-properties fo:margin-top="0in" fo:margin-bottom="0in"/>
    </style:style>
    <style:style style:name="P55" style:family="paragraph" style:parent-style-name="Text_20_body" style:list-style-name="L9">
      <style:paragraph-properties fo:margin-top="0in" fo:margin-bottom="0in"/>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Text_20_body" style:list-style-name="L10">
    </style:style>
    <style:style style:name="P69" style:family="paragraph" style:parent-style-name="Text_20_body" style:list-style-name="L11">
      <style:paragraph-properties fo:margin-top="0in" fo:margin-bottom="0in"/>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Text_20_body" style:list-style-name="L12">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Text_20_body" style:list-style-name="L13">
      <style:paragraph-properties fo:margin-top="0in" fo:margin-bottom="0in"/>
    </style:style>
    <style:style style:name="P103" style:family="paragraph" style:parent-style-name="Text_20_body" style:list-style-name="L14">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Text_20_body" style:list-style-name="L15">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office:automatic-styles>
  <office:body>
    <office:text>
      <text:p text:style-name="Title">Exercises</text:p>
      <text:p text:style-name="Author"><text:a xlink:type="simple" xlink:href="https://csci-1301.github.io/about#authors" office:name=""><text:span text:style-name="Definition">https://csci-1301.github.io/about#authors</text:span></text:a></text:p>
      <text:p text:style-name="Date">February 24, 2022 (11:05:47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homework-1"/>Homework #1<text:bookmark-end text:name="homework-1"/></text:h>
      <text:h text:style-name="Heading_20_2" text:outline-level="2"><text:bookmark-start text:name="part-i-questions"/>Part I — Questions<text:bookmark-end text:name="part-i-questions"/></text:h>
      <text:list text:style-name="L1">
        <text:list-item>
          <text:p text:style-name="P1">List five pieces of software, and three hardware components of a computer.</text:p>
        </text:list-item>
        <text:list-item>
          <text:p text:style-name="P1">What is a GUI?</text:p>
        </text:list-item>
        <text:list-item>
          <text:p text:style-name="P1">What, if any, is the difference between a compiler and an assembler?</text:p>
        </text:list-item>
        <text:list-item>
          <text:p text:style-name="P1">Give a specific characteristic of C# compared to other programming languages.</text:p>
        </text:list-item>
        <text:list-item>
          <text:p text:style-name="P1">Is the C# compiler case-sensitive?</text:p>
        </text:list-item>
        <text:list-item>
          <text:p text:style-name="P1">Give three keywords.</text:p>
        </text:list-item>
        <text:list-item>
          <text:p text:style-name="P1">Write a statement that would display, “Hi Mom!” (without the quotes) followed by a new line on the screen, once inserted in a proper method, compiled, and executed.</text:p>
        </text:list-item>
        <text:list-item>
          <text:p text:style-name="P1">Write a statement that would display, “Hello!” (without the quotes) followed by a new line on the screen, once inserted in a proper method, compiled, and executed.</text:p>
        </text:list-item>
        <text:list-item>
          <text:p text:style-name="P1">What is the limitation, if any, to the number of methods you can have per class? Why is the method called <text:span text:style-name="NormalTok">Main</text:span> special?</text:p>
        </text:list-item>
        <text:list-item>
          <text:p text:style-name="P1">What is a namespace?</text:p>
        </text:list-item>
        <text:list-item>
          <text:p text:style-name="P1">Which of the following, if any, are keywords? <text:span text:style-name="NormalTok">Welcome1 </text:span><text:span text:style-name="KeywordTok">public</text:span><text:span text:style-name="NormalTok"><text:s text:c="1"/>apples </text:span><text:span text:style-name="DataTypeTok">int</text:span><text:span text:style-name="NormalTok"><text:s text:c="1"/></text:span><text:span text:style-name="StringTok">"I’m a string"</text:span></text:p>
        </text:list-item>
        <text:list-item>
          <text:p text:style-name="P1">Why are variables called “variables”?</text:p>
        </text:list-item>
        <text:list-item>
          <text:p text:style-name="P1">What is the difference, if any, between <text:span text:style-name="DecValTok">3</text:span> and <text:span text:style-name="StringTok">"3"</text:span>?</text:p>
        </text:list-item>
        <text:list-item>
          <text:p text:style-name="P1">What is the difference, if any, between the <text:span text:style-name="NormalTok">WriteLine</text:span> and <text:span text:style-name="NormalTok">Write</text:span> methods?</text:p>
        </text:list-item>
        <text:list-item>
          <text:p text:style-name="P1">Assume we have a variable whose name is <text:span text:style-name="NormalTok">myVariable</text:span>, type is <text:span text:style-name="DataTypeTok">string</text:span>, and value is <text:span text:style-name="StringTok">"My message"</text:span>. What would be displayed on the screen by the following statement? <text:span text:style-name="NormalTok">Console</text:span><text:span text:style-name="OperatorTok">.</text:span><text:span text:style-name="FunctionTok">WriteLine</text:span><text:span text:style-name="OperatorTok">(</text:span><text:span text:style-name="NormalTok">$</text:span><text:span text:style-name="StringTok">"Here is my variable: {myVariable}"</text:span><text:span text:style-name="OperatorTok">);</text:span></text:p>
        </text:list-item>
        <text:list-item>
          <text:p text:style-name="P1">Which of the following are correct identifier names? <text:span text:style-name="NormalTok">$myHome3 </text:span><text:span text:style-name="KeywordTok">class</text:span><text:span text:style-name="NormalTok"><text:s text:c="1"/>my</text:span><text:span text:style-name="OperatorTok">%</text:span><text:span text:style-name="NormalTok">variable ANewHope _train _ThisIsAVariable statement</text:span> Is the name <text:span text:style-name="NormalTok">myVariable</text:span> the same as <text:span text:style-name="NormalTok">myvariable</text:span>? If not, why?</text:p>
        </text:list-item>
        <text:list-item>
          <text:p text:style-name="P1">Circle the keywords: <text:span text:style-name="NormalTok">myClass </text:span><text:span text:style-name="KeywordTok">static</text:span><text:span text:style-name="NormalTok"><text:s text:c="1"/>Lab3</text:span><text:span text:style-name="OperatorTok">-</text:span><text:span text:style-name="NormalTok">Exo1 “Hello World” </text:span><text:span text:style-name="KeywordTok">using</text:span><text:span text:style-name="NormalTok"><text:s text:c="1"/>Lab3_Part1</text:span></text:p>
        </text:list-item>
        <text:list-item>
          <text:p text:style-name="P1">Which one(s) of the following, if any, is a correct assignment (assuming that <text:span text:style-name="NormalTok">variable</text:span>, <text:span text:style-name="NormalTok">x</text:span> and <text:span text:style-name="NormalTok">apples</text:span> have been declared as <text:span text:style-name="DataTypeTok">int</text:span> variables)? <text:span text:style-name="DecValTok">5</text:span><text:span text:style-name="NormalTok"><text:s text:c="1"/></text:span><text:span text:style-name="OperatorTok">=&gt;</text:span><text:span text:style-name="NormalTok"><text:s text:c="1"/>variable</text:span><text:span text:style-name="OperatorTok">;</text:span> <text:span text:style-name="NormalTok">x</text:span><text:span text:style-name="OperatorTok">=</text:span><text:span text:style-name="DecValTok">5</text:span><text:span text:style-name="OperatorTok">;</text:span> <text:span text:style-name="NormalTok">apples</text:span><text:span text:style-name="OperatorTok">=</text:span><text:span text:style-name="NormalTok"><text:s text:c="1"/></text:span><text:span text:style-name="DecValTok">23</text:span> <text:span text:style-name="NormalTok">x </text:span><text:span text:style-name="OperatorTok">&lt;=</text:span><text:span text:style-name="NormalTok"><text:s text:c="1"/></text:span><text:span text:style-name="DecValTok">23</text:span><text:span text:style-name="OperatorTok">;</text:span> <text:span text:style-name="NormalTok">variable </text:span><text:span text:style-name="OperatorTok">=</text:span><text:span text:style-name="DecValTok">1</text:span><text:span text:style-name="OperatorTok">,</text:span><text:span text:style-name="DecValTok">890</text:span><text:span text:style-name="OperatorTok">;</text:span></text:p>
        </text:list-item>
        <text:list-item>
          <text:p text:style-name="P1">Cross out the wrong answer in the following sentences, [ <text:span text:style-name="T1">like this (incorrect)</text:span>  |  like this (correct) ]:</text:p>
          <text:list text:style-name="L2">
            <text:list-item>
              <text:p text:style-name="P2">“If the code does not obey the [  rules  |  conventions ] of C#, then the compiler will complain.”</text:p>
            </text:list-item>
            <text:list-item>
              <text:p text:style-name="P2">“Every statement needs to end with [  a forward slash <text:span text:style-name="OperatorTok">/</text:span>  |  a semi-colon <text:span text:style-name="OperatorTok">;</text:span>  ].”</text:p>
            </text:list-item>
            <text:list-item>
              <text:p text:style-name="P2">“C# is a [  object-oriented  |  functional ] programming language.”</text:p>
            </text:list-item>
            <text:list-item>
              <text:p text:style-name="P2">“A class is made up of [  a body and a header  |  multiple <text:span text:style-name="KeywordTok">using</text:span> statements ].”</text:p>
            </text:list-item>
            <text:list-item>
              <text:p text:style-name="P2">“An identifier can contain [  only lower-case letters  |  letters and digits  ].”</text:p>
            </text:list-item>
          </text:list>
        </text:list-item>
      </text:list>
      <text:h text:style-name="Heading_20_2" text:outline-level="2"><text:bookmark-start text:name="part-ii-problems"/>Part II – Problems<text:bookmark-end text:name="part-ii-problems"/></text:h>
      <text:list text:style-name="L3">
        <text:list-item>
          <text:p text:style-name="P3">There are 4 errors in the following code that will prevent it from compiling. Can you spot them all?</text:p>
          <text:p text:style-name="P4">// My first attempt.</text:p>
          <text:p text:style-name="P5">using System</text:p>
          <text:p text:style-name="P6">class Wel</text:p>
          <text:p text:style-name="P7"><text:s text:c="4"/>{</text:p>
          <text:p text:style-name="P8"><text:s text:c="4"/>static void Main();</text:p>
          <text:p text:style-name="P9"><text:s text:c="4"/>{</text:p>
          <text:p text:style-name="P10"><text:s text:c="8"/>ConsoleWriteLine("Welcome \n to the lab!");</text:p>
          <text:p text:style-name="P11"><text:s text:c="16"/>}</text:p>
        </text:list-item>
      </text:list>
      <text:h text:style-name="Heading_20_1" text:outline-level="1"><text:bookmark-start text:name="homework-2"/>Homework #2<text:bookmark-end text:name="homework-2"/></text:h>
      <text:h text:style-name="Heading_20_2" text:outline-level="2"><text:bookmark-start text:name="part-i-questions-1"/>Part I — Questions<text:bookmark-end text:name="part-i-questions-1"/></text:h>
      <text:list text:style-name="L4">
        <text:list-item>
          <text:p text:style-name="P12">In C#, what is the “escape character”? Why is it useful?</text:p>
        </text:list-item>
        <text:list-item>
          <text:p text:style-name="P12">Give the values of <text:span text:style-name="NormalTok">a</text:span> and <text:span text:style-name="NormalTok">b</text:span> after the following four instructions have been executed.</text:p>
          <text:p text:style-name="P13"><text:s text:c="8"/>int a, b;</text:p>
          <text:p text:style-name="P14"><text:s text:c="8"/>a = 2;</text:p>
          <text:p text:style-name="P15"><text:s text:c="8"/>b = a * 2 + 1;</text:p>
          <text:p text:style-name="P16"><text:s text:c="8"/>a -= 1;</text:p>
        </text:list-item>
        <text:list-item>
          <text:p text:style-name="P12">Give the values of <text:span text:style-name="NormalTok">c</text:span> and <text:span text:style-name="NormalTok">d</text:span> after the following four instructions have been executed.</text:p>
          <text:p text:style-name="P17"><text:s text:c="8"/>int c = 3, d;</text:p>
          <text:p text:style-name="P18"><text:s text:c="8"/>d = 2 + c;</text:p>
          <text:p text:style-name="P19"><text:s text:c="8"/>c = d * 2;</text:p>
          <text:p text:style-name="P20"><text:s text:c="8"/>d += 2;</text:p>
        </text:list-item>
        <text:list-item>
          <text:p text:style-name="P12">Is there an error in the following code? Explain the error or give the value of <text:span text:style-name="NormalTok">b</text:span> after the second statement is executed.</text:p>
          <text:p text:style-name="P21"><text:s text:c="8"/>decimal a = 1.6M;</text:p>
          <text:p text:style-name="P22"><text:s text:c="8"/>int b = (int)a + a;</text:p>
        </text:list-item>
        <text:list-item>
          <text:p text:style-name="P12">If one of the operator’s operand is of type <text:span text:style-name="DataTypeTok">float</text:span> and the other is of type <text:span text:style-name="DataTypeTok">int</text:span>, what will be the type of the result of the operation?</text:p>
        </text:list-item>
        <text:list-item>
          <text:p text:style-name="P12">Write an explicit conversion from a <text:span text:style-name="DataTypeTok">double</text:span> variable <text:span text:style-name="NormalTok">myDoubleVar</text:span> to an <text:span text:style-name="DataTypeTok">int</text:span> variable called <text:span text:style-name="NormalTok">myIntVar</text:span>. You don’t need to re-declare those variables. Assuming <text:span text:style-name="NormalTok">myDoubleVar</text:span>’s value is 5.89, what value would be stored in <text:span text:style-name="NormalTok">myIntVar</text:span>?</text:p>
        </text:list-item>
        <text:list-item>
          <text:p text:style-name="P12">Assuming that <text:span text:style-name="NormalTok">myLastName</text:span> and <text:span text:style-name="NormalTok">myFirstName</text:span> are two <text:span text:style-name="DataTypeTok">string</text:span> variables that have been initialized, write a statement that <text:span text:style-name="T2">concatenates</text:span> them with a space and a comma in-between, and assign the resulting <text:span text:style-name="DataTypeTok">string</text:span> to a variable named <text:span text:style-name="NormalTok">fullName</text:span>. For instance, if the value of <text:span text:style-name="NormalTok">myLastName</text:span> is <text:span text:style-name="StringTok">"Holbertonand"</text:span>, and the value of <text:span text:style-name="NormalTok">myFirstName</text:span> is <text:span text:style-name="StringTok">"Betty"</text:span>, then the value of <text:span text:style-name="NormalTok">fullName</text:span> after your operation should be <text:span text:style-name="StringTok">"Holbertonand, Betty"</text:span>.</text:p>
        </text:list-item>
        <text:list-item>
          <text:p text:style-name="P12">What is wrong with the following? Will the error(s) appear at compilation time or at execution time?</text:p>
          <text:p text:style-name="P23"><text:s text:c="4"/>int age;</text:p>
          <text:p text:style-name="P24"><text:s text:c="4"/>Console.WriteLine("Please enter your age:");</text:p>
          <text:p text:style-name="P25"><text:s text:c="4"/>age = Console.ReadLine();</text:p>
        </text:list-item>
        <text:list-item>
          <text:p text:style-name="P12">Fill in the blanks: “A class asserts that every objects created using it should have ̲ ̲ ̲ ̲ ̲ ̲ ̲ ̲ ̲ ̲ ̲ ̲ ̲ ̲ ̲ ̲ ̲ ̲ ̲ ̲ ̲ ̲ ̲ ̲ ̲ ̲ ̲ ̲ (i.e.,”data”) and ̲ ̲ ̲ ̲ ̲ ̲ ̲ ̲ ̲ ̲ ̲ ̲ ̲ ̲ ̲ ̲ ̲ ̲ ̲ ̲ ̲ ̲ ̲ ̲ ̲ ̲ ̲ ̲ (i.e., “operations”).”</text:p>
        </text:list-item>
        <text:list-item>
          <text:p text:style-name="P12">What, if any, is the difference between a parameter and an argument?</text:p>
        </text:list-item>
        <text:list-item>
          <text:p text:style-name="P12">What is the purpose of the keyword <text:span text:style-name="KeywordTok">new</text:span>?</text:p>
        </text:list-item>
        <text:list-item>
          <text:p text:style-name="P12">Briefly explain the difference between a local variable and an instance variable.</text:p>
        </text:list-item>
        <text:list-item>
          <text:p text:style-name="P12">Indicate the order of evaluation of the operators in each of the following C# operations by adding parenthesis or developping the expression one step at a time, and compute the resulting value:</text:p>
          <text:list>
            <text:list-item>
              <text:p text:style-name="P25"><text:span text:style-name="DecValTok">3</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2</text:span></text:p>
            </text:list-item>
            <text:list-item>
              <text:p text:style-name="P25"><text:span text:style-name="DecValTok">3</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3</text:span></text:p>
            </text:list-item>
            <text:list-item>
              <text:p text:style-name="P25"><text:span text:style-name="DecValTok">2</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text:p>
            </text:list-item>
            <text:list-item>
              <text:p text:style-name="P25"><text:span text:style-name="DecValTok">2</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1</text:span><text:span text:style-name="NormalTok"><text:s text:c="1"/></text:span><text:span text:style-name="OperatorTok">-</text:span><text:span text:style-name="NormalTok"><text:s text:c="1"/></text:span><text:span text:style-name="DecValTok">4</text:span></text:p>
            </text:list-item>
          </text:list>
        </text:list-item>
        <text:list-item>
          <text:p text:style-name="P12">Write the complete implementation of a class that contains two attributes (with different data types), a setter for one attribute, a getter for the other attribute, a custom constructor, and a <text:span text:style-name="NormalTok">ToString</text:span> method. You can re-use an example from a lecture or a lab, as long as it satisfies those conditions, or you can invent one. No need to write an application program.</text:p>
        </text:list-item>
        <text:list-item>
          <text:p text:style-name="P12">What does the keyword <text:span text:style-name="KeywordTok">return</text:span> do?</text:p>
        </text:list-item>
        <text:list-item>
          <text:p text:style-name="P12">Write a getter for an attribute of type <text:span text:style-name="DataTypeTok">string</text:span> named <text:span text:style-name="NormalTok">myName</text:span>.</text:p>
        </text:list-item>
        <text:list-item>
          <text:p text:style-name="P12">Assuming <text:span text:style-name="NormalTok">name</text:span> is a <text:span text:style-name="DataTypeTok">string</text:span> instance variable, there is problem with the following setter. Fix it.</text:p>
          <text:p text:style-name="P26">public int SetName(string val){</text:p>
          <text:p text:style-name="P27"><text:s text:c="4"/>name = val;</text:p>
          <text:p text:style-name="P28">}</text:p>
        </text:list-item>
        <text:list-item>
          <text:p text:style-name="P12">Briefly describe what a format specifier is. Write a statement that uses one.</text:p>
        </text:list-item>
        <text:list-item>
          <text:p text:style-name="P12">Write a method for the <text:span text:style-name="NormalTok">Rectangle</text:span> class that divides the length and width of the calling object by a factor given as a parameter.</text:p>
        </text:list-item>
        <text:list-item>
          <text:p text:style-name="P12">Draw the UML diagram of a class named “Student” with a single attribute, “name”, of type <text:span text:style-name="DataTypeTok">string</text:span>, and two methods, <text:span text:style-name="NormalTok">SetName</text:span> and <text:span text:style-name="NormalTok">GetName</text:span>.</text:p>
        </text:list-item>
        <text:list-item>
          <text:p text:style-name="P12">Write a <text:span text:style-name="NormalTok">ToString</text:span> method for a <text:span text:style-name="NormalTok">Account</text:span> class with two attributes, a <text:span text:style-name="DataTypeTok">string</text:span> attribute called <text:span text:style-name="NormalTok">name</text:span> and a <text:span text:style-name="DataTypeTok">decimal</text:span> attribute called <text:span text:style-name="NormalTok">amount</text:span>.</text:p>
        </text:list-item>
        <text:list-item>
          <text:p text:style-name="P12">Consider the following UML diagram:</text:p>
          <table:table table:name="Table1" table:style-name="Table1">
            <table:table-column table:style-name="Table1.A"/>
            <table:table-header-rows>
              <table:table-row>
                <table:table-cell table:style-name="TableHeaderRowCell" office:value-type="string">
                  <text:p text:style-name="Table_20_Heading">Circle</text:p>
                </table:table-cell>
              </table:table-row>
            </table:table-header-rows>
            <table:table-row>
              <table:table-cell table:style-name="TableRowCell" office:value-type="string">
                <text:p text:style-name="Table_20_Contents">- radius : float</text:p>
              </table:table-cell>
            </table:table-row>
            <table:table-row>
              <table:table-cell table:style-name="TableRowCell" office:value-type="string">
                <text:p text:style-name="Table_20_Contents">+ setRadius(radiusParam : float) : void</text:p>
              </table:table-cell>
            </table:table-row>
            <table:table-row>
              <table:table-cell table:style-name="TableRowCell" office:value-type="string">
                <text:p text:style-name="Table_20_Contents">+ getRadius(): float</text:p>
              </table:table-cell>
            </table:table-row>
            <table:table-row>
              <table:table-cell table:style-name="TableRowCell" office:value-type="string">
                <text:p text:style-name="Table_20_Contents">+ getArea(): float</text:p>
              </table:table-cell>
            </table:table-row>
          </table:table>
          <text:p text:style-name="P12">What is the name of the class, what are the methods and attributes of the class?</text:p>
        </text:list-item>
        <text:list-item>
          <text:p text:style-name="P12">Is it possible to have more than one constructor defined for a class? If yes, how can C# know which one is called?</text:p>
        </text:list-item>
        <text:list-item>
          <text:p text:style-name="P12">Write a constructor for a <text:span text:style-name="NormalTok">Soda</text:span> class with one <text:span text:style-name="DataTypeTok">string</text:span> attribute called <text:span text:style-name="NormalTok">name</text:span>.</text:p>
        </text:list-item>
        <text:list-item>
          <text:p text:style-name="P12">What is the “default” constructor? Do we always have the possibility of using it?</text:p>
        </text:list-item>
        <text:list-item>
          <text:p text:style-name="P12">Consider the following partial class definition:</text:p>
          <text:p text:style-name="P29">public class Book</text:p>
          <text:p text:style-name="P30">{</text:p>
          <text:p text:style-name="P31"><text:s text:c="4"/>private string title;</text:p>
          <text:p text:style-name="P32"><text:s text:c="4"/>private string author;</text:p>
          <text:p text:style-name="P33"><text:s text:c="4"/>private string publisher;</text:p>
          <text:p text:style-name="P34"><text:s text:c="4"/>private int copiesSold;</text:p>
          <text:p text:style-name="P35">}</text:p>
          <text:list>
            <text:list-item>
              <text:p text:style-name="P35">Write a statement that would create a <text:span text:style-name="NormalTok">Book</text:span> object.</text:p>
            </text:list-item>
            <text:list-item>
              <text:p text:style-name="P35">Write a “getter” and a “setter” for the <text:span text:style-name="NormalTok">title</text:span> attribute.</text:p>
            </text:list-item>
            <text:list-item>
              <text:p text:style-name="P35">Write a constructor for the <text:span text:style-name="NormalTok">Book</text:span> class taking at least one argument (you are free to decide which one(s)).</text:p>
            </text:list-item>
          </text:list>
        </text:list-item>
        <text:list-item>
          <text:p text:style-name="P12">Consider the following partial class definition:</text:p>
          <text:p text:style-name="P36">class DVD</text:p>
          <text:p text:style-name="P37">{</text:p>
          <text:p text:style-name="P38"><text:s text:c="4"/>private string title;</text:p>
          <text:p text:style-name="P39"><text:s text:c="4"/>private decimal price;</text:p>
          <text:p text:style-name="P40">}</text:p>
          <text:list>
            <text:list-item>
              <text:p text:style-name="P40">Write a “setter” for the <text:span text:style-name="NormalTok">title</text:span> attribute.</text:p>
            </text:list-item>
            <text:list-item>
              <text:p text:style-name="P40">Write a constructor for the <text:span text:style-name="NormalTok">DVD</text:span> class that takes two arguments.</text:p>
            </text:list-item>
            <text:list-item>
              <text:p text:style-name="P40">Write a method called <text:span text:style-name="NormalTok">Discount</text:span> that decreases the <text:span text:style-name="NormalTok">price</text:span> attribute by 20.55%.</text:p>
            </text:list-item>
            <text:list-item>
              <text:p text:style-name="P40">Write a (good, informative) <text:span text:style-name="NormalTok">ToString</text:span> method for the class.</text:p>
            </text:list-item>
            <text:list-item>
              <text:p text:style-name="P40">Write statements that ask the user to enter a price and then create a <text:span text:style-name="NormalTok">DVD</text:span> object with a <text:span text:style-name="NormalTok">price</text:span> attribute equal to the price the user entered. (The object’s <text:span text:style-name="NormalTok">title</text:span> attribute can be anything you choose).</text:p>
            </text:list-item>
            <text:list-item>
              <text:p text:style-name="P40">Draw the UML class diagram for the class you obtained by adding the above four methods to our original class definition.</text:p>
            </text:list-item>
          </text:list>
        </text:list-item>
        <text:list-item>
          <text:p text:style-name="P12">Consider the following partial class definition:</text:p>
          <text:p text:style-name="P41">class Book</text:p>
          <text:p text:style-name="P42">{</text:p>
          <text:p text:style-name="P43"><text:s text:c="4"/>private string title;</text:p>
          <text:p text:style-name="P44"><text:s text:c="4"/>private decimal price;</text:p>
          <text:p text:style-name="P45">}</text:p>
          <text:list>
            <text:list-item>
              <text:p text:style-name="P45">Write a “getter” for the <text:span text:style-name="NormalTok">title</text:span> attribute.</text:p>
            </text:list-item>
            <text:list-item>
              <text:p text:style-name="P45">Write a constructor for the <text:span text:style-name="NormalTok">Book</text:span> class that takes two arguments.</text:p>
            </text:list-item>
            <text:list-item>
              <text:p text:style-name="P45">Write a method called <text:span text:style-name="NormalTok">AddTaxes</text:span> that increases the <text:span text:style-name="NormalTok">price</text:span> attribute by 6.35%.</text:p>
            </text:list-item>
            <text:list-item>
              <text:p text:style-name="P45">Write a (good, informative) <text:span text:style-name="NormalTok">ToString</text:span> method for that class.</text:p>
            </text:list-item>
            <text:list-item>
              <text:p text:style-name="P45">Write statements that ask the user to enter a price and then create a <text:span text:style-name="NormalTok">Book</text:span> object with a <text:span text:style-name="NormalTok">price</text:span> attribute equal to the price the user entered. (The object’s <text:span text:style-name="NormalTok">title</text:span> attribute can be anything you choose).</text:p>
            </text:list-item>
            <text:list-item>
              <text:p text:style-name="P45">Draw the UML class diagram for the class you obtained by adding the above four methods to our original class definition.</text:p>
            </text:list-item>
          </text:list>
        </text:list-item>
        <text:list-item>
          <text:p text:style-name="P12">Assume that my <text:span text:style-name="NormalTok">Pet</text:span> class contains one custom constructor:</text:p>
          <text:p text:style-name="P46"><text:s text:c="8"/>public Pet(string nameP, char genderP){</text:p>
          <text:p text:style-name="P47"><text:s text:c="12"/>name = nameP;</text:p>
          <text:p text:style-name="P48"><text:s text:c="12"/>gender = genderP;</text:p>
          <text:p text:style-name="P49"><text:s text:c="8"/>}</text:p>
          <text:p text:style-name="P12">What is the problem with the following statement?</text:p>
          <text:p text:style-name="P50">Pet myPet = new Pet('M', "Bob");</text:p>
        </text:list-item>
      </text:list>
      <text:h text:style-name="Heading_20_2" text:outline-level="2"><text:bookmark-start text:name="part-ii-problems-1"/>Part II – Problems<text:bookmark-end text:name="part-ii-problems-1"/></text:h>
      <text:p text:style-name="First_20_paragraph">There is only one problem this time, and it is harder than what you’ll be asked to do during the exam. Being able to solve it is an excellent sign that you are ready.</text:p>
      <text:list text:style-name="L5">
        <text:list-item>
          <text:p text:style-name="P51">You are going to design a class named <text:span text:style-name="NormalTok">Triangle</text:span>. A triangle has three angles, but knowing the value of only two angles is sufficient to determine the value of the third, since they always add up to 180°. Hence, it is sufficient to have only two <text:span text:style-name="DataTypeTok">double</text:span> attributes, <text:span text:style-name="NormalTok">angle1</text:span> and <text:span text:style-name="NormalTok">angle2</text:span>. We want to define several methods:</text:p>
          <text:list text:style-name="L6">
            <text:list-item>
              <text:p text:style-name="P52">a no-arg constructor that sets the value of <text:span text:style-name="NormalTok">angle1</text:span> to <draw:frame draw:style-name="fr1" text:anchor-type="as-char"><draw:object xlink:href="Formula-0/" xlink:type="simple" xlink:show="embed" xlink:actuate="onLoad"/></draw:frame> and the value of <text:span text:style-name="NormalTok">angle2</text:span> to <draw:frame draw:style-name="fr1" text:anchor-type="as-char"><draw:object xlink:href="Formula-2/" xlink:type="simple" xlink:show="embed" xlink:actuate="onLoad"/></draw:frame>,</text:p>
            </text:list-item>
            <text:list-item>
              <text:p text:style-name="P52">another constructor, that takes two arguments, and assigns to <text:span text:style-name="NormalTok">angle1</text:span> the value of the first argument, and assigns to <text:span text:style-name="NormalTok">angle2</text:span> the value of the second argument,</text:p>
            </text:list-item>
            <text:list-item>
              <text:p text:style-name="P52">getters for <text:span text:style-name="NormalTok">angle1</text:span> and <text:span text:style-name="NormalTok">angle2</text:span>,</text:p>
            </text:list-item>
            <text:list-item>
              <text:p text:style-name="P52">a method that computes and returns the value of the third angle, that we name <text:span text:style-name="NormalTok">ComputeAngle3</text:span>,</text:p>
            </text:list-item>
            <text:list-item>
              <text:p text:style-name="P52">a method that rotate the triangle: the value of the first angle should be replaced with the value of the second angle, and the value of the second angle should be replaced with the value of the third angle.</text:p>
            </text:list-item>
          </text:list>
          <text:list>
            <text:list-item>
              <text:p text:style-name="P52">Write the UML diagram for the <text:span text:style-name="NormalTok">Triangle</text:span> class.</text:p>
            </text:list-item>
            <text:list-item>
              <text:p text:style-name="P52">Write the full, compilable implementation of the <text:span text:style-name="NormalTok">Triangle</text:span> class.</text:p>
            </text:list-item>
          </text:list>
        </text:list-item>
      </text:list>
      <text:h text:style-name="Heading_20_1" text:outline-level="1"><text:bookmark-start text:name="homework-4"/>Homework #4<text:bookmark-end text:name="homework-4"/></text:h>
      <text:h text:style-name="Heading_20_2" text:outline-level="2"><text:bookmark-start text:name="part-i-questions-2"/>Part I — Questions<text:bookmark-end text:name="part-i-questions-2"/></text:h>
      <text:list text:style-name="L7">
        <text:list-item>
          <text:p text:style-name="P53">What is sequential processing?</text:p>
        </text:list-item>
        <text:list-item>
          <text:p text:style-name="P53">Decide if the following boolean expressions will evaluate to <text:span text:style-name="KeywordTok">true</text:span> or <text:span text:style-name="KeywordTok">false</text:span>:</text:p>
          <text:list text:style-name="L8">
            <text:list-item>
              <text:p text:style-name="P54"><text:span text:style-name="DecValTok">3</text:span><text:span text:style-name="NormalTok"><text:s text:c="1"/></text:span><text:span text:style-name="OperatorTok">&gt;</text:span><text:span text:style-name="NormalTok"><text:s text:c="1"/></text:span><text:span text:style-name="FloatTok">2.0</text:span><text:span text:style-name="NormalTok"><text:s text:c="1"/></text:span><text:span text:style-name="OperatorTok">&amp;&amp;</text:span><text:span text:style-name="NormalTok"><text:s text:c="1"/></text:span><text:span text:style-name="KeywordTok">false</text:span></text:p>
            </text:list-item>
            <text:list-item>
              <text:p text:style-name="P54"><text:span text:style-name="OperatorTok">(</text:span><text:span text:style-name="DecValTok">4</text:span><text:span text:style-name="NormalTok"><text:s text:c="1"/></text:span><text:span text:style-name="OperatorTok">!=</text:span><text:span text:style-name="NormalTok"><text:s text:c="1"/></text:span><text:span text:style-name="DecValTok">3</text:span><text:span text:style-name="OperatorTok">)</text:span><text:span text:style-name="NormalTok"><text:s text:c="1"/></text:span><text:span text:style-name="OperatorTok">||</text:span><text:span text:style-name="NormalTok"><text:s text:c="2"/></text:span><text:span text:style-name="KeywordTok">false</text:span></text:p>
            </text:list-item>
            <text:list-item>
              <text:p text:style-name="P54"><text:span text:style-name="CharTok">'A'</text:span><text:span text:style-name="NormalTok"><text:s text:c="1"/></text:span><text:span text:style-name="OperatorTok">==</text:span><text:span text:style-name="NormalTok"><text:s text:c="1"/></text:span><text:span text:style-name="CharTok">'b'</text:span><text:span text:style-name="NormalTok"><text:s text:c="1"/></text:span><text:span text:style-name="OperatorTok">&amp;&amp;</text:span><text:span text:style-name="NormalTok"><text:s text:c="1"/></text:span><text:span text:style-name="OperatorTok">!</text:span><text:span text:style-name="NormalTok"><text:s text:c="1"/></text:span><text:span text:style-name="KeywordTok">false</text:span></text:p>
            </text:list-item>
            <text:list-item>
              <text:p text:style-name="P54"><text:span text:style-name="OperatorTok">(!</text:span><text:span text:style-name="NormalTok"><text:s text:c="1"/></text:span><text:span text:style-name="KeywordTok">false</text:span><text:span text:style-name="OperatorTok">)</text:span><text:span text:style-name="NormalTok"><text:s text:c="1"/></text:span><text:span text:style-name="OperatorTok">==</text:span><text:span text:style-name="NormalTok"><text:s text:c="1"/></text:span><text:span text:style-name="OperatorTok">(</text:span><text:span text:style-name="KeywordTok">true</text:span><text:span text:style-name="NormalTok"><text:s text:c="1"/></text:span><text:span text:style-name="OperatorTok">||</text:span><text:span text:style-name="NormalTok"><text:s text:c="2"/></text:span><text:span text:style-name="DecValTok">4</text:span><text:span text:style-name="NormalTok"><text:s text:c="1"/></text:span><text:span text:style-name="OperatorTok">==</text:span><text:span text:style-name="NormalTok"><text:s text:c="1"/></text:span><text:span text:style-name="DecValTok">3</text:span><text:span text:style-name="OperatorTok">)</text:span></text:p>
            </text:list-item>
          </text:list>
        </text:list-item>
        <text:list-item>
          <text:p text:style-name="P53">Decide if the following Boolean expressions will evaluate to <text:span text:style-name="KeywordTok">true</text:span> or <text:span text:style-name="KeywordTok">false</text:span>:</text:p>
          <text:list text:style-name="L9">
            <text:list-item>
              <text:p text:style-name="P55"><text:span text:style-name="DecValTok">3</text:span><text:span text:style-name="NormalTok"><text:s text:c="1"/></text:span><text:span text:style-name="OperatorTok">&gt;</text:span><text:span text:style-name="NormalTok"><text:s text:c="1"/></text:span><text:span text:style-name="FloatTok">2.0</text:span><text:span text:style-name="NormalTok"><text:s text:c="1"/></text:span><text:span text:style-name="OperatorTok">||</text:span><text:span text:style-name="NormalTok"><text:s text:c="1"/></text:span><text:span text:style-name="KeywordTok">true</text:span></text:p>
            </text:list-item>
            <text:list-item>
              <text:p text:style-name="P55"><text:span text:style-name="OperatorTok">(</text:span><text:span text:style-name="DecValTok">4</text:span><text:span text:style-name="NormalTok"><text:s text:c="1"/></text:span><text:span text:style-name="OperatorTok">!=</text:span><text:span text:style-name="NormalTok"><text:s text:c="1"/></text:span><text:span text:style-name="DecValTok">3</text:span><text:span text:style-name="OperatorTok">)</text:span><text:span text:style-name="NormalTok"><text:s text:c="1"/></text:span><text:span text:style-name="OperatorTok">&amp;&amp;</text:span><text:span text:style-name="NormalTok"><text:s text:c="1"/></text:span><text:span text:style-name="KeywordTok">false</text:span></text:p>
            </text:list-item>
            <text:list-item>
              <text:p text:style-name="P55"><text:span text:style-name="CharTok">'A'</text:span><text:span text:style-name="NormalTok"><text:s text:c="1"/></text:span><text:span text:style-name="OperatorTok">==</text:span><text:span text:style-name="NormalTok"><text:s text:c="1"/></text:span><text:span text:style-name="CharTok">'b'</text:span><text:span text:style-name="NormalTok"><text:s text:c="1"/></text:span><text:span text:style-name="OperatorTok">&amp;&amp;</text:span><text:span text:style-name="NormalTok"><text:s text:c="1"/></text:span><text:span text:style-name="OperatorTok">!</text:span><text:span text:style-name="NormalTok"><text:s text:c="1"/></text:span><text:span text:style-name="KeywordTok">false</text:span></text:p>
            </text:list-item>
            <text:list-item>
              <text:p text:style-name="P55"><text:span text:style-name="OperatorTok">(!</text:span><text:span text:style-name="NormalTok"><text:s text:c="1"/></text:span><text:span text:style-name="KeywordTok">true</text:span><text:span text:style-name="OperatorTok">)</text:span><text:span text:style-name="NormalTok"><text:s text:c="1"/></text:span><text:span text:style-name="OperatorTok">==</text:span><text:span text:style-name="NormalTok"><text:s text:c="1"/></text:span><text:span text:style-name="OperatorTok">(</text:span><text:span text:style-name="KeywordTok">true</text:span><text:span text:style-name="NormalTok"><text:s text:c="1"/></text:span><text:span text:style-name="OperatorTok">||</text:span><text:span text:style-name="NormalTok"><text:s text:c="2"/></text:span><text:span text:style-name="DecValTok">4</text:span><text:span text:style-name="NormalTok"><text:s text:c="1"/></text:span><text:span text:style-name="OperatorTok">!=</text:span><text:span text:style-name="NormalTok"><text:s text:c="1"/></text:span><text:span text:style-name="DecValTok">3</text:span><text:span text:style-name="OperatorTok">)</text:span></text:p>
            </text:list-item>
          </text:list>
        </text:list-item>
        <text:list-item>
          <text:p text:style-name="P53">For each of the following Boolean expressions, decide if it will evaluate to <text:span text:style-name="KeywordTok">true</text:span> or <text:span text:style-name="KeywordTok">false</text:span>:</text:p>
          <text:list>
            <text:list-item>
              <text:p text:style-name="P55"><text:span text:style-name="OperatorTok">(</text:span><text:span text:style-name="CharTok">'y'</text:span><text:span text:style-name="NormalTok"><text:s text:c="1"/></text:span><text:span text:style-name="OperatorTok">==</text:span><text:span text:style-name="NormalTok"><text:s text:c="1"/></text:span><text:span text:style-name="CharTok">'Y'</text:span><text:span text:style-name="OperatorTok">)</text:span><text:span text:style-name="NormalTok"><text:s text:c="1"/></text:span><text:span text:style-name="OperatorTok">&amp;&amp;</text:span><text:span text:style-name="NormalTok"><text:s text:c="1"/></text:span><text:span text:style-name="KeywordTok">true</text:span></text:p>
            </text:list-item>
            <text:list-item>
              <text:p text:style-name="P55"><text:span text:style-name="DecValTok">6</text:span><text:span text:style-name="NormalTok"><text:s text:c="1"/></text:span><text:span text:style-name="OperatorTok">+</text:span><text:span text:style-name="NormalTok"><text:s text:c="1"/></text:span><text:span text:style-name="DecValTok">2</text:span><text:span text:style-name="NormalTok"><text:s text:c="1"/>\</text:span><text:span text:style-name="OperatorTok">&lt;</text:span><text:span text:style-name="NormalTok"><text:s text:c="1"/></text:span><text:span text:style-name="DecValTok">8</text:span><text:span text:style-name="NormalTok"><text:s text:c="1"/></text:span><text:span text:style-name="OperatorTok">||</text:span><text:span text:style-name="NormalTok"><text:s text:c="2"/></text:span><text:span text:style-name="DecValTok">3</text:span><text:span text:style-name="NormalTok"><text:s text:c="1"/></text:span><text:span text:style-name="OperatorTok">&gt;</text:span><text:span text:style-name="NormalTok"><text:s text:c="1"/></text:span><text:span text:style-name="DecValTok">4</text:span></text:p>
            </text:list-item>
            <text:list-item>
              <text:p text:style-name="P55"><text:span text:style-name="OperatorTok">(</text:span><text:span text:style-name="KeywordTok">true</text:span><text:span text:style-name="NormalTok"><text:s text:c="1"/></text:span><text:span text:style-name="OperatorTok">&amp;&amp;</text:span><text:span text:style-name="NormalTok"><text:s text:c="1"/></text:span><text:span text:style-name="DecValTok">4</text:span><text:span text:style-name="NormalTok"><text:s text:c="1"/></text:span><text:span text:style-name="OperatorTok">==</text:span><text:span text:style-name="NormalTok"><text:s text:c="1"/></text:span><text:span text:style-name="DecValTok">3</text:span><text:span text:style-name="OperatorTok">)</text:span><text:span text:style-name="NormalTok"><text:s text:c="1"/></text:span><text:span text:style-name="OperatorTok">==</text:span><text:span text:style-name="NormalTok"><text:s text:c="1"/></text:span><text:span text:style-name="KeywordTok">false</text:span></text:p>
            </text:list-item>
            <text:list-item>
              <text:p text:style-name="P55"><text:span text:style-name="DecValTok">4</text:span><text:span text:style-name="NormalTok"><text:s text:c="1"/></text:span><text:span text:style-name="OperatorTok">&gt;</text:span><text:span text:style-name="NormalTok"><text:s text:c="1"/></text:span><text:span text:style-name="DecValTok">4</text:span><text:span text:style-name="NormalTok"><text:s text:c="1"/></text:span><text:span text:style-name="OperatorTok">&amp;&amp;</text:span><text:span text:style-name="NormalTok"><text:s text:c="1"/></text:span><text:span text:style-name="OperatorTok">!</text:span><text:span text:style-name="KeywordTok">false</text:span></text:p>
            </text:list-item>
          </text:list>
        </text:list-item>
        <text:list-item>
          <text:p text:style-name="P53">For each of the following Boolean expressions, decide if it will evaluate to <text:span text:style-name="KeywordTok">true</text:span> or <text:span text:style-name="KeywordTok">false</text:span>:</text:p>
          <text:list>
            <text:list-item>
              <text:p text:style-name="P55"><text:span text:style-name="OperatorTok">(</text:span><text:span text:style-name="CharTok">'y'</text:span><text:span text:style-name="NormalTok"><text:s text:c="1"/></text:span><text:span text:style-name="OperatorTok">!=</text:span><text:span text:style-name="NormalTok"><text:s text:c="1"/></text:span><text:span text:style-name="CharTok">'Y'</text:span><text:span text:style-name="OperatorTok">)</text:span><text:span text:style-name="NormalTok"><text:s text:c="1"/></text:span><text:span text:style-name="OperatorTok">&amp;&amp;</text:span><text:span text:style-name="NormalTok"><text:s text:c="1"/></text:span><text:span text:style-name="KeywordTok">true</text:span></text:p>
            </text:list-item>
            <text:list-item>
              <text:p text:style-name="P55"><text:span text:style-name="DecValTok">6</text:span><text:span text:style-name="NormalTok"><text:s text:c="1"/></text:span><text:span text:style-name="OperatorTok">+</text:span><text:span text:style-name="NormalTok"><text:s text:c="1"/></text:span><text:span text:style-name="DecValTok">2</text:span><text:span text:style-name="NormalTok"><text:s text:c="1"/>\</text:span><text:span text:style-name="OperatorTok">&lt;</text:span><text:span text:style-name="NormalTok"><text:s text:c="1"/></text:span><text:span text:style-name="DecValTok">12</text:span><text:span text:style-name="NormalTok"><text:s text:c="1"/></text:span><text:span text:style-name="OperatorTok">||</text:span><text:span text:style-name="NormalTok"><text:s text:c="2"/></text:span><text:span text:style-name="DecValTok">3</text:span><text:span text:style-name="NormalTok"><text:s text:c="1"/></text:span><text:span text:style-name="OperatorTok">&gt;</text:span><text:span text:style-name="NormalTok"><text:s text:c="1"/></text:span><text:span text:style-name="DecValTok">4</text:span></text:p>
            </text:list-item>
            <text:list-item>
              <text:p text:style-name="P55"><text:span text:style-name="OperatorTok">(</text:span><text:span text:style-name="KeywordTok">true</text:span><text:span text:style-name="NormalTok"><text:s text:c="1"/></text:span><text:span text:style-name="OperatorTok">&amp;&amp;</text:span><text:span text:style-name="NormalTok"><text:s text:c="1"/></text:span><text:span text:style-name="DecValTok">4</text:span><text:span text:style-name="NormalTok"><text:s text:c="1"/></text:span><text:span text:style-name="OperatorTok">&gt;=</text:span><text:span text:style-name="NormalTok"><text:s text:c="1"/></text:span><text:span text:style-name="DecValTok">3</text:span><text:span text:style-name="OperatorTok">)</text:span><text:span text:style-name="NormalTok"><text:s text:c="1"/></text:span><text:span text:style-name="OperatorTok">==</text:span><text:span text:style-name="NormalTok"><text:s text:c="1"/></text:span><text:span text:style-name="KeywordTok">false</text:span></text:p>
            </text:list-item>
            <text:list-item>
              <text:p text:style-name="P55"><text:span text:style-name="DecValTok">13</text:span><text:span text:style-name="NormalTok"><text:s text:c="1"/>\</text:span><text:span text:style-name="OperatorTok">&lt;=</text:span><text:span text:style-name="NormalTok"><text:s text:c="1"/></text:span><text:span text:style-name="DecValTok">4</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2"/></text:span><text:span text:style-name="OperatorTok">!</text:span><text:span text:style-name="KeywordTok">false</text:span></text:p>
            </text:list-item>
          </text:list>
        </text:list-item>
        <text:list-item>
          <text:p text:style-name="P53">What is the relational operator used to determine whenever two values are different?</text:p>
        </text:list-item>
        <text:list-item>
          <text:p text:style-name="P53">Give three relational operators, and then two logical operators.</text:p>
        </text:list-item>
        <text:list-item>
          <text:p text:style-name="P53">Is there a simpler way to write the expression <text:span text:style-name="NormalTok">over21 </text:span><text:span text:style-name="OperatorTok">==</text:span><text:span text:style-name="NormalTok"><text:s text:c="1"/></text:span><text:span text:style-name="KeywordTok">true</text:span>, assuming that <text:span text:style-name="NormalTok">over21</text:span> is a Boolean variable?</text:p>
        </text:list-item>
        <text:list-item>
          <text:p text:style-name="P53">In C#, is there a difference between <text:span text:style-name="OperatorTok">=</text:span> and <text:span text:style-name="OperatorTok">==</text:span>? Write a statement that uses <text:span text:style-name="OperatorTok">=</text:span>.</text:p>
        </text:list-item>
        <text:list-item>
          <text:p text:style-name="P53">Is the following statement correct, i.e., would it compile, assuming <text:span text:style-name="NormalTok">myFlag</text:span> is a <text:span text:style-name="DataTypeTok">bool</text:span> variable, and <text:span text:style-name="NormalTok">myAge</text:span> is an initialized <text:span text:style-name="DataTypeTok">int</text:span> variable?</text:p>
          <text:p text:style-name="P56">if ( myAge &gt; 20 )</text:p>
          <text:p text:style-name="P57">{</text:p>
          <text:p text:style-name="P58"><text:s text:c="4"/>myFlag = true</text:p>
          <text:p text:style-name="P59">};</text:p>
        </text:list-item>
        <text:list-item>
          <text:p text:style-name="P53">Write an <text:span text:style-name="KeywordTok">if</text:span> statement that prints “Bonjour !” if the value of the <text:span text:style-name="DataTypeTok">char</text:span> variable <text:span text:style-name="NormalTok">lang</text:span> is <text:span text:style-name="CharTok">'f'</text:span>.</text:p>
        </text:list-item>
        <text:list-item>
          <text:p text:style-name="P53">Write a <text:span text:style-name="NormalTok">boolean</text:span> expression that evaluates to <text:span text:style-name="KeywordTok">true</text:span> if a variable <text:span text:style-name="NormalTok">x</text:span> is between 3 (excluded) and 5 (included).</text:p>
        </text:list-item>
        <text:list-item>
          <text:p text:style-name="P53">Write an <text:span text:style-name="KeywordTok">if</text:span><text:span text:style-name="OperatorTok">-</text:span><text:span text:style-name="KeywordTok">else</text:span> statement that assigns <text:span text:style-name="StringTok">"Minor"</text:span><text:span text:style-name="NormalTok">\</text:span> to an already declared <text:span text:style-name="DataTypeTok">string</text:span> variable <text:span text:style-name="NormalTok">legalStatus</text:span> if <text:span text:style-name="NormalTok">age</text:span> is strictly less than 18, and that assigns <text:span text:style-name="StringTok">"Major"</text:span> to <text:span text:style-name="NormalTok">legalStatus</text:span> otherwise.</text:p>
        </text:list-item>
        <text:list-item>
          <text:p text:style-name="P53">Assume we initialized an <text:span text:style-name="DataTypeTok">int</text:span> variable called <text:span text:style-name="NormalTok">courseNumber</text:span> and a <text:span text:style-name="DataTypeTok">string</text:span> variable called <text:span text:style-name="NormalTok">courseCode</text:span>. Write a series of statements that will display:</text:p>
          <text:list>
            <text:list-item>
              <text:p text:style-name="P59">“I’m taking this class!” if <text:span text:style-name="NormalTok">courseNumber</text:span> is <text:span text:style-name="DecValTok">1301</text:span> and <text:span text:style-name="NormalTok">courseCode</text:span> is <text:span text:style-name="NormalTok">CSCI</text:span>;</text:p>
            </text:list-item>
            <text:list-item>
              <text:p text:style-name="P59">“That’s my major!” if <text:span text:style-name="NormalTok">courseCode</text:span> is <text:span text:style-name="NormalTok">CSCI</text:span>;</text:p>
            </text:list-item>
            <text:list-item>
              <text:p text:style-name="P59">“Is that an elective?” if <text:span text:style-name="NormalTok">courseNumber</text:span> is greater than 3000; or</text:p>
            </text:list-item>
            <text:list-item>
              <text:p text:style-name="P59">“Is it a good class?” otherwise.</text:p>
            </text:list-item>
          </text:list>
          <text:p text:style-name="P53">Your program should display exactly one message.</text:p>
        </text:list-item>
        <text:list-item>
          <text:p text:style-name="P53">Assume we previously initialized an <text:span text:style-name="DataTypeTok">int</text:span> variable called <text:span text:style-name="NormalTok">graduationYear</text:span> and a <text:span text:style-name="DataTypeTok">string</text:span> variable called <text:span text:style-name="NormalTok">graduationSemester</text:span>. Write a series of statements that will display:</text:p>
          <text:list>
            <text:list-item>
              <text:p text:style-name="P59">“I will graduate at the same time!” if <text:span text:style-name="NormalTok">graduationYear</text:span> is <text:span text:style-name="DecValTok">2023</text:span> and <text:span text:style-name="NormalTok">graduationSemester</text:span> is <text:span text:style-name="NormalTok">Fall</text:span>;</text:p>
            </text:list-item>
            <text:list-item>
              <text:p text:style-name="P59">“I love this season.” if <text:span text:style-name="NormalTok">graduationSemester</text:span> is <text:span text:style-name="NormalTok">Spring</text:span>;</text:p>
            </text:list-item>
            <text:list-item>
              <text:p text:style-name="P59">“That is in a long time!” if <text:span text:style-name="NormalTok">graduationYear</text:span> is greater than 2025; or</text:p>
            </text:list-item>
            <text:list-item>
              <text:p text:style-name="P59">“I hope you’ll have an in-person ceremony!” otherwise.</text:p>
            </text:list-item>
          </text:list>
          <text:p text:style-name="P53">Your program should display exactly one message.</text:p>
        </text:list-item>
        <text:list-item>
          <text:p text:style-name="P53">What will be displayed on the screen by the following program?</text:p>
          <text:p text:style-name="P60">int x = 3, y = 2, z = 4;</text:p>
          <text:p text:style-name="P61">if (x &gt; y) {z += y;}</text:p>
          <text:p text:style-name="P62">if (x &gt; z) {y -= 4;}</text:p>
          <text:p text:style-name="P63">Console.WriteLine($"x is {x}, y is {y}, and z is {z}.");</text:p>
        </text:list-item>
        <text:list-item>
          <text:p text:style-name="P53">(<text:span text:style-name="T2">We’ll use the 24-hour clock, sometimes called </text:span>“<text:span text:style-name="T2">military time</text:span>”<text:span text:style-name="T2">.</text:span>) Assuming that an <text:span text:style-name="DataTypeTok">int</text:span> variable <text:span text:style-name="NormalTok">hour</text:span> has been initialized, write part of a program that would display on the screen “Good morning” if <text:span text:style-name="NormalTok">hours</text:span> is less than or equal to 12, and “Hello” otherwise.</text:p>
        </text:list-item>
        <text:list-item>
          <text:p text:style-name="P53">Assuming that <text:span text:style-name="NormalTok">myString</text:span> is a string variable, write a statement that prints “Hello, Melody!” if the value of <text:span text:style-name="NormalTok">myString</text:span> is equal to <text:span text:style-name="NormalTok">Melody</text:span>, and nothing otherwise.</text:p>
        </text:list-item>
        <text:list-item>
          <text:p text:style-name="P53">What will be displayed on the screen by the following program?</text:p>
          <text:p text:style-name="P64">int x = 3, y = 2, z = 4;</text:p>
          <text:p text:style-name="P65">if (y &gt;= z) {z += y;}</text:p>
          <text:p text:style-name="P66">else if (x != y) { if (false) {z -= 3;} else {z += x;}}</text:p>
          <text:p text:style-name="P67">Console.WriteLinef($"x is {x}, y is {y}, and z is {z}.");</text:p>
        </text:list-item>
        <text:list-item>
          <text:p text:style-name="P53">Give an example of an <text:span text:style-name="KeywordTok">if</text:span> statement that could not be rewritten as a <text:span text:style-name="KeywordTok">switch</text:span>.</text:p>
        </text:list-item>
      </text:list>
      <text:h text:style-name="Heading_20_2" text:outline-level="2"><text:bookmark-start text:name="part-ii-problems-2"/>Part II – Problems<text:bookmark-end text:name="part-ii-problems-2"/></text:h>
      <text:p text:style-name="First_20_paragraph">This time, the two exercises <text:span text:style-name="T3">do not</text:span> require a computer, and are here to craft on your problem-solving skills. Make sure you feel ready before starting them, try to do them with a limited amount of time and without notes, and check your answer using your IDE.</text:p>
      <text:list text:style-name="L10">
        <text:list-item>
          <text:p text:style-name="P68">Write a program that asks the user to write a country name and stores the user’s input into a string variable. Then, compare that string with <text:span text:style-name="StringTok">"france"</text:span>: if it is equal, then display at the screen <text:span text:style-name="StringTok">"Bienvenue en France !"</text:span>. Then, compare that string with <text:span text:style-name="StringTok">"usa"</text:span>: if it is equal, then display at the screen <text:span text:style-name="StringTok">"Welcome to the US!"</text:span>. If the string is different from both <text:span text:style-name="StringTok">"france"</text:span> and <text:span text:style-name="StringTok">"usa"</text:span>, then display at the screen <text:span text:style-name="StringTok">"Welcome to"</text:span> followed by the name of the country the user typed in. Can you think of two ways to implement this program, one using <text:span text:style-name="KeywordTok">if</text:span><text:span text:style-name="OperatorTok">-</text:span><text:span text:style-name="KeywordTok">else</text:span><text:span text:style-name="OperatorTok">-</text:span><text:span text:style-name="KeywordTok">if</text:span> statements, the other using <text:span text:style-name="KeywordTok">switch</text:span>?</text:p>
        </text:list-item>
        <text:list-item>
          <text:p text:style-name="P68">You want to write a small program for an on-line printing company. Your program should ask the user to chose a format (<draw:frame draw:style-name="fr1" text:anchor-type="as-char"><draw:object xlink:href="Formula-4/" xlink:type="simple" xlink:show="embed" xlink:actuate="onLoad"/></draw:frame> centimeters, or <draw:frame draw:style-name="fr1" text:anchor-type="as-char"><draw:object xlink:href="Formula-6/" xlink:type="simple" xlink:show="embed" xlink:actuate="onLoad"/></draw:frame> inches), ask if it is the first time the customer order through your company, and a number of copies. Then, calculate the total cost of printing those pictures, knowing that</text:p>
          <text:list text:style-name="L11">
            <text:list-item>
              <text:p text:style-name="P69">Printing a <draw:frame draw:style-name="fr1" text:anchor-type="as-char"><draw:object xlink:href="Formula-8/" xlink:type="simple" xlink:show="embed" xlink:actuate="onLoad"/></draw:frame> centimeters picture costs <draw:frame draw:style-name="fr1" text:anchor-type="as-char"><draw:object xlink:href="Formula-10/" xlink:type="simple" xlink:show="embed" xlink:actuate="onLoad"/></draw:frame>, printing a <draw:frame draw:style-name="fr1" text:anchor-type="as-char"><draw:object xlink:href="Formula-12/" xlink:type="simple" xlink:show="embed" xlink:actuate="onLoad"/></draw:frame> inches picture costs <draw:frame draw:style-name="fr1" text:anchor-type="as-char"><draw:object xlink:href="Formula-14/" xlink:type="simple" xlink:show="embed" xlink:actuate="onLoad"/></draw:frame>,</text:p>
            </text:list-item>
            <text:list-item>
              <text:p text:style-name="P69">A new customer gets a <draw:frame draw:style-name="fr1" text:anchor-type="as-char"><draw:object xlink:href="Formula-16/" xlink:type="simple" xlink:show="embed" xlink:actuate="onLoad"/></draw:frame> coupon if the order is more than <draw:frame draw:style-name="fr1" text:anchor-type="as-char"><draw:object xlink:href="Formula-18/" xlink:type="simple" xlink:show="embed" xlink:actuate="onLoad"/></draw:frame>,</text:p>
            </text:list-item>
            <text:list-item>
              <text:p text:style-name="P69">A <draw:frame draw:style-name="fr1" text:anchor-type="as-char"><draw:object xlink:href="Formula-20/" xlink:type="simple" xlink:show="embed" xlink:actuate="onLoad"/></draw:frame> discount is given if more than <draw:frame draw:style-name="fr1" text:anchor-type="as-char"><draw:object xlink:href="Formula-22/" xlink:type="simple" xlink:show="embed" xlink:actuate="onLoad"/></draw:frame> copies were ordered,</text:p>
            </text:list-item>
            <text:list-item>
              <text:p text:style-name="P69">The two previous offers can be cumulated.</text:p>
            </text:list-item>
          </text:list>
          <text:p text:style-name="P68">Display on the screen a message starting by “Welcome!”, then a new line, then “We cherish our new customers” if it is the first time the user uses your company, “, so we’re giving you a $3 discount!” if the user is allowed to get the coupon, then print the total and “You had a <draw:frame draw:style-name="fr1" text:anchor-type="as-char"><draw:object xlink:href="Formula-24/" xlink:type="simple" xlink:show="embed" xlink:actuate="onLoad"/></draw:frame> discount!” if the user ordered more than <draw:frame draw:style-name="fr1" text:anchor-type="as-char"><draw:object xlink:href="Formula-26/" xlink:type="simple" xlink:show="embed" xlink:actuate="onLoad"/></draw:frame> copies. See below for examples of execution, where the user input is underlined, and hitting carriage return is represented by ↵.</text:p>
          <text:p text:style-name="P70">Enter 'c' for 10x15cm, anything else for 8x11in.</text:p>
          <text:p text:style-name="P71">c̲ ↵</text:p>
          <text:p text:style-name="P72">Is this your first time here? Type 'y' for 'yes'.</text:p>
          <text:p text:style-name="P73">y̲ ↵</text:p>
          <text:p text:style-name="P74">Enter a number of copies.</text:p>
          <text:p text:style-name="P75">9̲0̲ ↵</text:p>
          <text:p text:style-name="P76">Welcome!</text:p>
          <text:p text:style-name="P77">We cherish our new customers, so we are giving you a $3 discount!</text:p>
          <text:p text:style-name="P78">Your total is $13.50. You had a 10% discount!</text:p>
          <text:p text:style-name="P79">Enter 'c' for 10x15cm, anything else for 8x11in.</text:p>
          <text:p text:style-name="P80">p̲ ↵</text:p>
          <text:p text:style-name="P81">Is this your first time here? Type 'y' for 'yes'.</text:p>
          <text:p text:style-name="P82">N̲o̲t̲ ̲a̲t̲ ̲a̲l̲l̲↵</text:p>
          <text:p text:style-name="P83">Enter a number of copies.</text:p>
          <text:p text:style-name="P84">1̲2̲0̲ ↵</text:p>
          <text:p text:style-name="P85">Your total is $27.00. You had a 10% discount!</text:p>
        </text:list-item>
      </text:list>
      <text:h text:style-name="Heading_20_1" text:outline-level="1"><text:bookmark-start text:name="homework-5"/>Homework #5<text:bookmark-end text:name="homework-5"/></text:h>
      <text:h text:style-name="Heading_20_2" text:outline-level="2"><text:bookmark-start text:name="part-i-questions-3"/>Part I — Questions<text:bookmark-end text:name="part-i-questions-3"/></text:h>
      <text:list text:style-name="L12">
        <text:list-item>
          <text:p text:style-name="P86">Assume you are given an un-assigned <text:span text:style-name="DataTypeTok">string</text:span> variable <text:span text:style-name="NormalTok">letterGrade</text:span>, and an already assigned <text:span text:style-name="DataTypeTok">float</text:span> variable <text:span text:style-name="NormalTok">numberGrade</text:span>. Write a small program that assigns <text:span text:style-name="StringTok">"A"</text:span> to <text:span text:style-name="NormalTok">letterGrade</text:span> if <text:span text:style-name="NormalTok">numberGrade</text:span> is between 100 and 90 (both included), <text:span text:style-name="StringTok">"B"</text:span> to <text:span text:style-name="NormalTok">letterGrade</text:span> if <text:span text:style-name="NormalTok">numberGrade</text:span> is between 90 (excluded) and 80 (included), etc., and <text:span text:style-name="StringTok">"Invalid data"</text:span> if <text:span text:style-name="NormalTok">numberGrade</text:span> is strictly lower than 0 or strictly greater than 100. Should you use a <text:span text:style-name="KeywordTok">switch</text:span> statement or a <text:span text:style-name="KeywordTok">if</text:span> …<text:span text:style-name="KeywordTok">else</text:span><text:span text:style-name="NormalTok"><text:s text:c="1"/></text:span><text:span text:style-name="KeywordTok">if</text:span> …<text:span text:style-name="KeywordTok">else</text:span>?</text:p>
        </text:list-item>
        <text:list-item>
          <text:p text:style-name="P86">Given an <text:span text:style-name="DataTypeTok">int</text:span> variable <text:span text:style-name="NormalTok">counter</text:span>, write three statements to decrement its value by 1.</text:p>
        </text:list-item>
        <text:list-item>
          <text:p text:style-name="P86">What will be displayed on the screen?</text:p>
          <text:p text:style-name="P87">int x = 3, y = 7;</text:p>
          <text:p text:style-name="P88">Console.WriteLine (x++ +" and "+ --y);</text:p>
        </text:list-item>
        <text:list-item>
          <text:p text:style-name="P86">What will be displayed on the screen by the following program? Write the spaces and new line explicitly.</text:p>
          <text:p text:style-name="P89">int counter = 10;</text:p>
          <text:p text:style-name="P90">while (counter &gt; 5)</text:p>
          <text:p text:style-name="P91">{</text:p>
          <text:p text:style-name="P92"><text:s text:c="4"/>counter--;</text:p>
          <text:p text:style-name="P93"><text:s text:c="4"/>Console.Write(counter + "\n");</text:p>
          <text:p text:style-name="P94"><text:s text:c="4"/>if (counter == 7) {</text:p>
          <text:p text:style-name="P95"><text:s text:c="8"/>Console.WriteLine("Bingo");</text:p>
          <text:p text:style-name="P96"><text:s text:c="4"/>}</text:p>
          <text:p text:style-name="P97">}</text:p>
        </text:list-item>
        <text:list-item>
          <text:p text:style-name="P86">What will be displayed on the screen by the following program?</text:p>
          <text:p text:style-name="P98">int counter = 10;</text:p>
          <text:p text:style-name="P99">while (counter != 5) ;</text:p>
          <text:p text:style-name="P100">Console.Write(counter + "\n");</text:p>
          <text:p text:style-name="P101">counter--;</text:p>
        </text:list-item>
        <text:list-item>
          <text:p text:style-name="P86">What is input validation? Name a control structure that can be used to perform it. Why is it important?</text:p>
        </text:list-item>
        <text:list-item>
          <text:p text:style-name="P86">What is a sentinel value?</text:p>
        </text:list-item>
        <text:list-item>
          <text:p text:style-name="P86">Write a small program that asks the user for an integer, and displays “It is positive” if the number entered is positive, “It is negative” if the number entered is negative, and “Not a number” if the user entered a string that is not an integer.</text:p>
        </text:list-item>
        <text:list-item>
          <text:p text:style-name="P86">Write a program containing a <text:span text:style-name="KeywordTok">while</text:span> loop that would display the numbers between -100 and 100 (both included) with a space between them when executed.</text:p>
        </text:list-item>
        <text:list-item>
          <text:p text:style-name="P86">Assume you are given an initialized <text:span text:style-name="DataTypeTok">string</text:span> variable <text:span text:style-name="NormalTok">name</text:span>, and a <text:span text:style-name="DataTypeTok">string</text:span> variable <text:span text:style-name="NormalTok">field</text:span>. Write a small program that assigns to <text:span text:style-name="NormalTok">field</text:span></text:p>
          <text:list text:style-name="L13">
            <text:list-item>
              <text:p text:style-name="P102">“CS” if <text:span text:style-name="NormalTok">name</text:span> is “Turing” or “Liskov”,</text:p>
            </text:list-item>
            <text:list-item>
              <text:p text:style-name="P102">“Math.” if <text:span text:style-name="NormalTok">name</text:span> is “Aryabhata” or “Noether”,</text:p>
            </text:list-item>
            <text:list-item>
              <text:p text:style-name="P102">“Unknown” otherwise.</text:p>
            </text:list-item>
          </text:list>
        </text:list-item>
        <text:list-item>
          <text:p text:style-name="P86">Write a program that asks the user to enter a value between 1900 and 1999 (both included), and asks again as long as the user enters integers outside that range.</text:p>
        </text:list-item>
      </text:list>
      <text:h text:style-name="Heading_20_2" text:outline-level="2"><text:bookmark-start text:name="part-ii-problems-3"/>Part II – Problems<text:bookmark-end text:name="part-ii-problems-3"/></text:h>
      <text:list text:style-name="L14">
        <text:list-item>
          <text:p text:style-name="P103">Write a <text:span text:style-name="KeywordTok">switch</text:span> statement that calculates the number of days in a particular month. You should assume that you are given already assigned <text:span text:style-name="NormalTok">month</text:span> and <text:span text:style-name="NormalTok">year</text:span> <text:span text:style-name="DataTypeTok">int</text:span> variables, and that your program should set an already declared <text:span text:style-name="DataTypeTok">int</text:span> <text:span text:style-name="NormalTok">numberOfDays</text:span> variable to 28, 29, 30 or 31 depending on the month / year combination. Your program should start with a <text:span text:style-name="KeywordTok">switch</text:span> matching <text:span text:style-name="NormalTok">month</text:span> against certain values, and, if <text:span text:style-name="NormalTok">month</text:span> is 2, uses an <text:span text:style-name="KeywordTok">if</text:span> statement to decide whenever the number of days is 28 or 29. You can use something like</text:p>
          <text:p text:style-name="P104">switch (month) {</text:p>
          <text:p text:style-name="P105"><text:s text:c="4"/>…</text:p>
          <text:p text:style-name="P106"><text:s text:c="4"/>case (2):</text:p>
          <text:p text:style-name="P107"><text:s text:c="8"/>if …</text:p>
          <text:p text:style-name="P108"><text:s text:c="8"/>…</text:p>
          <text:p text:style-name="P109"><text:s text:c="8"/>break;</text:p>
          <text:p text:style-name="P110"><text:s text:c="4"/>…</text:p>
          <text:p text:style-name="P111">}</text:p>
        </text:list-item>
      </text:list>
      <text:h text:style-name="Heading_20_1" text:outline-level="1"><text:bookmark-start text:name="homework-6"/>Homework #6<text:bookmark-end text:name="homework-6"/></text:h>
      <text:h text:style-name="Heading_20_2" text:outline-level="2"><text:bookmark-start text:name="part-i-questions-4"/>Part I — Questions<text:bookmark-end text:name="part-i-questions-4"/></text:h>
      <text:list text:style-name="L15">
        <text:list-item>
          <text:p text:style-name="P112">Write a statement that creates a 10-element <text:span text:style-name="DataTypeTok">int</text:span> array named <text:span text:style-name="NormalTok">numbers</text:span>.</text:p>
        </text:list-item>
        <text:list-item>
          <text:p text:style-name="P112">What is wrong with the following array declaration?</text:p>
          <text:p text:style-name="P113">int[] books = new int[-1];</text:p>
        </text:list-item>
        <text:list-item>
          <text:p text:style-name="P112">What will be displayed on the screen by the following program?</text:p>
          <text:p text:style-name="P114">for (int num = 3 ; num &lt;= 5 ; num++)</text:p>
          <text:p text:style-name="P115"><text:s text:c="4"/>Console.Write(num + " ");</text:p>
        </text:list-item>
        <text:list-item>
          <text:p text:style-name="P112">Write a ‘for’ loop that displays on the screen the sequence “1,  2,  3,  4,  5,  6,  7,  8,  9,  10, ”.</text:p>
        </text:list-item>
        <text:list-item>
          <text:p text:style-name="P112">Write a ‘for’ loop that displays on the screen the sequence “1,  2,  3,  4,  5,  6,  7,  8,  9,  10”, (note that there is no comma after 10).</text:p>
        </text:list-item>
        <text:list-item>
          <text:p text:style-name="P112">Write a ‘for’ loop that displays on the screen the sequence “1 3 5 7 9 ”.</text:p>
        </text:list-item>
        <text:list-item>
          <text:p text:style-name="P112">Given an <text:span text:style-name="DataTypeTok">int</text:span> variable <text:span text:style-name="NormalTok">myVar</text:span> initialized with a positive value, write a loop that sums the integers between 0 and <text:span text:style-name="NormalTok">myVar</text:span> (i.e., <draw:frame draw:style-name="fr1" text:anchor-type="as-char"><draw:object xlink:href="Formula-28/" xlink:type="simple" xlink:show="embed" xlink:actuate="onLoad"/></draw:frame>).</text:p>
        </text:list-item>
        <text:list-item>
          <text:p text:style-name="P112">Consider the following code:</text:p>
          <text:p text:style-name="P116">for (int y = 1; y &lt;= 3; y++)</text:p>
          <text:p text:style-name="P117">{</text:p>
          <text:p text:style-name="P118"><text:s text:c="4"/>for (int z = 1; z &lt; 5; z++)</text:p>
          <text:p text:style-name="P119"><text:s text:c="8"/>Console.Write("Scene " + y + ", take " + z + ". " );</text:p>
          <text:p text:style-name="P120"><text:s text:c="4"/>Console.WriteLine();</text:p>
          <text:p text:style-name="P121">}</text:p>
          <text:p text:style-name="P112">How many times does the outer loop iterate (i.e., how many scenes are shot)? How many times does the inner loop iterate (i.e., how many takes for each scene)? Finally, what is the total number of iterations of the nested loops (i.e., how many takes are made, total)?</text:p>
        </text:list-item>
        <text:list-item>
          <text:p text:style-name="P112">What will be displayed on the screen by the following code?</text:p>
          <text:p text:style-name="P122">int[] values = new int[6];</text:p>
          <text:p text:style-name="P123">for (int i = 0 ; i &lt; 6 ; i++)</text:p>
          <text:p text:style-name="P124"><text:s text:c="4"/>values[i] = (i*2);</text:p>
          <text:p text:style-name="P125">foreach (int j in values)</text:p>
          <text:p text:style-name="P126"><text:s text:c="4"/>Console.WriteLine(j);</text:p>
        </text:list-item>
        <text:list-item>
          <text:p text:style-name="P112">Suppose we are given an <text:span text:style-name="DataTypeTok">int</text:span> array <text:span text:style-name="NormalTok">dailyPushUp</text:span> with 7 elements. Write a piece of code that display the value of the elements stored in the array <text:span text:style-name="NormalTok">dailyPushUp</text:span>.</text:p>
        </text:list-item>
        <text:list-item>
          <text:p text:style-name="P112">What is “array bounds checking”? When does it happen?</text:p>
        </text:list-item>
        <text:list-item>
          <text:p text:style-name="P112">What would be the size of the <text:span text:style-name="NormalTok">test</text:span> array after the following statement has been executed?</text:p>
          <text:p text:style-name="P127">int[] test = {3, 5, 7, 0, 9};</text:p>
        </text:list-item>
        <text:list-item>
          <text:p text:style-name="P112">Write a statement that creates and initializes a <text:span text:style-name="DataTypeTok">double</text:span> array with the values 12.5, 89.0 and 3.24.</text:p>
        </text:list-item>
        <text:list-item>
          <text:p text:style-name="P112">What is the value of <text:span text:style-name="NormalTok">count</text:span> and the content of <text:span text:style-name="NormalTok">number</text:span> once the following has been executed?</text:p>
          <text:p text:style-name="P128">int count=2;</text:p>
          <text:p text:style-name="P129">int[] number={3, 5, 7};</text:p>
          <text:p text:style-name="P130">number[count--] = 8;</text:p>
          <text:p text:style-name="P131">number[count]--;</text:p>
        </text:list-item>
        <text:list-item>
          <text:p text:style-name="P112">Describe what the following code would do.</text:p>
          <text:p text:style-name="P132">int[] record = { 3, 8, 11 };</text:p>
          <text:p text:style-name="P133">int accumulator = 0;</text:p>
          <text:p text:style-name="P134">foreach (int i in record)</text:p>
          <text:p text:style-name="P135"><text:s text:c="4"/>accumulator += i;</text:p>
        </text:list-item>
        <text:list-item>
          <text:p text:style-name="P112">Assuming we are given an <text:span text:style-name="DataTypeTok">int</text:span> array named <text:span text:style-name="NormalTok">arrayF</text:span>, write a program that adds one to each of its elements. That is, if <text:span text:style-name="NormalTok">arrayF</text:span> contains 3, 5, 7 and -2 before your program is executed, it should then contain 4, 6, 8 and -1 after your program was executed.</text:p>
        </text:list-item>
        <text:list-item>
          <text:p text:style-name="P112">Assuming we are given an <text:span text:style-name="DataTypeTok">int</text:span> array named <text:span text:style-name="NormalTok">arrayF</text:span>, write a program that displays the product of its elements. That is, if <text:span text:style-name="NormalTok">arrayF</text:span> contains 2, 3 and -1, then your program should display -6.</text:p>
        </text:list-item>
        <text:list-item>
          <text:p text:style-name="P112">Write a static method (header included) that takes as argument an <text:span text:style-name="DataTypeTok">int</text:span> array, and display on the screen the value of each element of that array.</text:p>
        </text:list-item>
        <text:list-item>
          <text:p text:style-name="P112">Write a static method (header included) that takes as argument an <text:span text:style-name="DataTypeTok">int</text:span> array, and stores the value 10 in each element of that array.</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Exercise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24T16:06:22Z</meta:creation-date>
    <dc:date>2022-02-24T16:06:22Z</dc:date>
    <meta:user-defined meta:name="date" meta:value-type="string">February  24, 2022 (11:05:47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60.0</mn>
</math>
</file>

<file path=Formula-10/content.xml><?xml version="1.0" encoding="utf-8"?>
<math xmlns="http://www.w3.org/1998/Math/MathML" display="inline">
  <mrow>
    <mi>$</mi>
    <mn>0.20</mn>
  </mrow>
</math>
</file>

<file path=Formula-12/content.xml><?xml version="1.0" encoding="utf-8"?>
<math xmlns="http://www.w3.org/1998/Math/MathML" display="inline">
  <mrow>
    <mn>8</mn>
    <mo>×</mo>
    <mn>11</mn>
  </mrow>
</math>
</file>

<file path=Formula-14/content.xml><?xml version="1.0" encoding="utf-8"?>
<math xmlns="http://www.w3.org/1998/Math/MathML" display="inline">
  <mrow>
    <mi>$</mi>
    <mn>0.25</mn>
  </mrow>
</math>
</file>

<file path=Formula-16/content.xml><?xml version="1.0" encoding="utf-8"?>
<math xmlns="http://www.w3.org/1998/Math/MathML" display="inline">
  <mrow>
    <mi>$</mi>
    <mn>3</mn>
  </mrow>
</math>
</file>

<file path=Formula-18/content.xml><?xml version="1.0" encoding="utf-8"?>
<math xmlns="http://www.w3.org/1998/Math/MathML" display="inline">
  <mrow>
    <mi>$</mi>
    <mn>5</mn>
  </mrow>
</math>
</file>

<file path=Formula-2/content.xml><?xml version="1.0" encoding="utf-8"?>
<math xmlns="http://www.w3.org/1998/Math/MathML" display="inline">
  <mn>60.0</mn>
</math>
</file>

<file path=Formula-20/content.xml><?xml version="1.0" encoding="utf-8"?>
<math xmlns="http://www.w3.org/1998/Math/MathML" display="inline">
  <mrow>
    <mn>10</mn>
    <mi>%</mi>
  </mrow>
</math>
</file>

<file path=Formula-22/content.xml><?xml version="1.0" encoding="utf-8"?>
<math xmlns="http://www.w3.org/1998/Math/MathML" display="inline">
  <mn>50</mn>
</math>
</file>

<file path=Formula-24/content.xml><?xml version="1.0" encoding="utf-8"?>
<math xmlns="http://www.w3.org/1998/Math/MathML" display="inline">
  <mrow>
    <mn>10</mn>
    <mi>%</mi>
  </mrow>
</math>
</file>

<file path=Formula-26/content.xml><?xml version="1.0" encoding="utf-8"?>
<math xmlns="http://www.w3.org/1998/Math/MathML" display="inline">
  <mn>50</mn>
</math>
</file>

<file path=Formula-28/content.xml><?xml version="1.0" encoding="utf-8"?>
<math xmlns="http://www.w3.org/1998/Math/MathML" display="inline">
  <mrow>
    <mn>0</mn>
    <mo>+</mo>
    <mn>1</mn>
    <mo>+</mo>
    <mi>⋯</mi>
    <mo>+</mo>
    <mrow>
      <mo stretchy="true" form="prefix">(</mo>
      <mtext mathvariant="normal">myVar</mtext>
      <mo>−</mo>
      <mn>1</mn>
      <mo stretchy="true" form="postfix">)</mo>
    </mrow>
    <mo>+</mo>
    <mtext mathvariant="normal">myVar</mtext>
  </mrow>
</math>
</file>

<file path=Formula-4/content.xml><?xml version="1.0" encoding="utf-8"?>
<math xmlns="http://www.w3.org/1998/Math/MathML" display="inline">
  <mrow>
    <mn>10</mn>
    <mo>×</mo>
    <mn>15</mn>
  </mrow>
</math>
</file>

<file path=Formula-6/content.xml><?xml version="1.0" encoding="utf-8"?>
<math xmlns="http://www.w3.org/1998/Math/MathML" display="inline">
  <mrow>
    <mn>8</mn>
    <mo>×</mo>
    <mn>11</mn>
  </mrow>
</math>
</file>

<file path=Formula-8/content.xml><?xml version="1.0" encoding="utf-8"?>
<math xmlns="http://www.w3.org/1998/Math/MathML" display="inline">
  <mrow>
    <mn>10</mn>
    <mo>×</mo>
    <mn>15</mn>
  </mrow>
</math>
</file>